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pitch="variable"/>
    <style:font-face style:name="Helvetica" svg:font-family="Helvetic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61in"/>
    </style:style>
    <style:style style:name="co2" style:family="table-column">
      <style:table-column-properties fo:break-before="auto" style:column-width="1.241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color="#ff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" style:family="table-cell" style:parent-style-name="Excel_20_Built-in_20_Normal">
      <style:text-properties fo:color="#000000" style:text-outline="false" style:text-line-through-styl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1" office:value-type="string">
            <text:p>A2D1A1545C9526B3638BA56D0B05D01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CONCATENATE(&quot;0x&quot;;MID([.$B5];[.B6];2);&quot;,&quot;)" office:value-type="string" office:string-value="0xA2,">
            <text:p>0xA2,</text:p>
          </table:table-cell>
          <table:table-cell table:formula="of:=CONCATENATE(&quot;0x&quot;;MID([.$B5];[.C6];2);&quot;,&quot;)" office:value-type="string" office:string-value="0xD1,">
            <text:p>0xD1,</text:p>
          </table:table-cell>
          <table:table-cell table:formula="of:=CONCATENATE(&quot;0x&quot;;MID([.$B5];[.D6];2);&quot;,&quot;)" office:value-type="string" office:string-value="0xA1,">
            <text:p>0xA1,</text:p>
          </table:table-cell>
          <table:table-cell table:formula="of:=CONCATENATE(&quot;0x&quot;;MID([.$B5];[.E6];2);&quot;,&quot;)" office:value-type="string" office:string-value="0x54,">
            <text:p>0x54,</text:p>
          </table:table-cell>
          <table:table-cell table:formula="of:=CONCATENATE(&quot;0x&quot;;MID([.$B5];[.F6];2);&quot;,&quot;)" office:value-type="string" office:string-value="0x5C,">
            <text:p>0x5C,</text:p>
          </table:table-cell>
          <table:table-cell table:formula="of:=CONCATENATE(&quot;0x&quot;;MID([.$B5];[.G6];2);&quot;,&quot;)" office:value-type="string" office:string-value="0x95,">
            <text:p>0x95,</text:p>
          </table:table-cell>
          <table:table-cell table:formula="of:=CONCATENATE(&quot;0x&quot;;MID([.$B5];[.H6];2);&quot;,&quot;)" office:value-type="string" office:string-value="0x26,">
            <text:p>0x26,</text:p>
          </table:table-cell>
          <table:table-cell table:formula="of:=CONCATENATE(&quot;0x&quot;;MID([.$B5];[.I6];2);&quot;,&quot;)" office:value-type="string" office:string-value="0xB3,">
            <text:p>0xB3,</text:p>
          </table:table-cell>
          <table:table-cell table:formula="of:=CONCATENATE(&quot;0x&quot;;MID([.$B5];[.J6];2);&quot;,&quot;)" office:value-type="string" office:string-value="0x63,">
            <text:p>0x63,</text:p>
          </table:table-cell>
          <table:table-cell table:formula="of:=CONCATENATE(&quot;0x&quot;;MID([.$B5];[.K6];2);&quot;,&quot;)" office:value-type="string" office:string-value="0x8B,">
            <text:p>0x8B,</text:p>
          </table:table-cell>
          <table:table-cell table:formula="of:=CONCATENATE(&quot;0x&quot;;MID([.$B5];[.L6];2);&quot;,&quot;)" office:value-type="string" office:string-value="0xA5,">
            <text:p>0xA5,</text:p>
          </table:table-cell>
          <table:table-cell table:formula="of:=CONCATENATE(&quot;0x&quot;;MID([.$B5];[.M6];2);&quot;,&quot;)" office:value-type="string" office:string-value="0x6D,">
            <text:p>0x6D,</text:p>
          </table:table-cell>
          <table:table-cell table:formula="of:=CONCATENATE(&quot;0x&quot;;MID([.$B5];[.N6];2);&quot;,&quot;)" office:value-type="string" office:string-value="0x0B,">
            <text:p>0x0B,</text:p>
          </table:table-cell>
          <table:table-cell table:formula="of:=CONCATENATE(&quot;0x&quot;;MID([.$B5];[.O6];2);&quot;,&quot;)" office:value-type="string" office:string-value="0x05,">
            <text:p>0x05,</text:p>
          </table:table-cell>
          <table:table-cell table:formula="of:=CONCATENATE(&quot;0x&quot;;MID([.$B5];[.P6];2);&quot;,&quot;)" office:value-type="string" office:string-value="0xD0,">
            <text:p>0xD0,</text:p>
          </table:table-cell>
          <table:table-cell table:formula="of:=CONCATENATE(&quot;0x&quot;;MID([.$B5];[.Q6];2);&quot;,&quot;)" office:value-type="string" office:string-value="0x1D,">
            <text:p>0x1D,</text:p>
          </table:table-cell>
          <table:table-cell table:formula="of:=CONCATENATE(&quot;0x&quot;;MID([.$B5];[.R6];2);&quot;,&quot;)" office:value-type="string" office:string-value="0x,">
            <text:p>0x,</text:p>
          </table:table-cell>
          <table:table-cell table:formula="of:=CONCATENATE(&quot;0x&quot;;MID([.$B5];[.S6];2);&quot;,&quot;)" office:value-type="string" office:string-value="0x,">
            <text:p>0x,</text:p>
          </table:table-cell>
          <table:table-cell table:formula="of:=CONCATENATE(&quot;0x&quot;;MID([.$B5];[.T6];2);&quot;,&quot;)" office:value-type="string" office:string-value="0x,">
            <text:p>0x,</text:p>
          </table:table-cell>
          <table:table-cell table:formula="of:=CONCATENATE(&quot;0x&quot;;MID([.$B5];[.U6];2);&quot;,&quot;)" office:value-type="string" office:string-value="0x,">
            <text:p>0x,</text:p>
          </table:table-cell>
          <table:table-cell table:formula="of:=CONCATENATE(&quot;0x&quot;;MID([.$B5];[.V6];2);&quot;,&quot;)" office:value-type="string" office:string-value="0x,">
            <text:p>0x,</text:p>
          </table:table-cell>
          <table:table-cell table:formula="of:=CONCATENATE(&quot;0x&quot;;MID([.$B5];[.W6];2);&quot;,&quot;)" office:value-type="string" office:string-value="0x,">
            <text:p>0x,</text:p>
          </table:table-cell>
          <table:table-cell table:formula="of:=CONCATENATE(&quot;0x&quot;;MID([.$B5];[.X6];2);&quot;,&quot;)" office:value-type="string" office:string-value="0x,">
            <text:p>0x,</text:p>
          </table:table-cell>
          <table:table-cell table:formula="of:=CONCATENATE(&quot;0x&quot;;MID([.$B5];[.Y6];2);&quot;,&quot;)" office:value-type="string" office:string-value="0x,">
            <text:p>0x,</text:p>
          </table:table-cell>
          <table:table-cell table:formula="of:=CONCATENATE(&quot;0x&quot;;MID([.$B5];[.Z6];2);&quot;,&quot;)" office:value-type="string" office:string-value="0x,">
            <text:p>0x,</text:p>
          </table:table-cell>
          <table:table-cell table:formula="of:=CONCATENATE(&quot;0x&quot;;MID([.$B5];[.AA6];2);&quot;,&quot;)" office:value-type="string" office:string-value="0x,">
            <text:p>0x,</text:p>
          </table:table-cell>
          <table:table-cell table:formula="of:=CONCATENATE(&quot;0x&quot;;MID([.$B5];[.AB6];2);&quot;,&quot;)" office:value-type="string" office:string-value="0x,">
            <text:p>0x,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" office:value-type="string">
            <text:p>Device EUI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00B8C9F8930060F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Application EUI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70B3D577SDH0222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App Key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4597773492313A5FC4AE86BB7A0A2AF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Device Addres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float" office:value="26012297">
            <text:p>260122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Network Session Key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8FDAD7D3EF2BB9CD2C438C038B9153B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App Session Key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023A53876F7C5811F6295E4BEEB75EB9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pitch="variable"/>
    <style:font-face style:name="Helvetica" svg:font-family="Helvetic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04/30/2022</text:date>, <text:time>19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30T19:17:42.57</dc:date>
    <dc:creator>Carlos Orts</dc:creator>
    <meta:document-statistic meta:table-count="1" meta:cell-count="67" meta:object-count="0"/>
    <meta:generator>OpenOffice/4.1.7$Win32 OpenOffice.org_project/417m1$Build-9800</meta:generator>
  </office:meta>
</office:document-meta>
</file>